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size="16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/>
    </style:style>
    <style:style style:name="T4" style:family="text">
      <style:text-properties fo:color="#ff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uteile-Liste IPS</text:h>
      <text:p text:style-name="Text_20_body"/>
      <text:p text:style-name="Heading">Empfängerstationen</text:p>
      <text:p text:style-name="Text_20_body"/>
      <text:p text:style-name="Text_20_body">Microcontroller:<text:tab/>ATmega8<text:tab/><text:span text:style-name="T3">/*TODO: LINK ZUM DATASHEET EINFÜGEN*/</text:span></text:p>
      <text:p text:style-name="Text_20_body">Funkmodul:<text:tab/><text:tab/><text:bookmark text:name="itemTitle"/>NRF24L01<text:tab/><text:tab/><text:span text:style-name="T3">/*TODO: LINK ZUM DATASHEET EINFÜGEN*/</text:span></text:p>
      <text:p text:style-name="Text_20_body"/>
      <text:p text:style-name="Text_20_body"/>
      <text:p text:style-name="Heading">Gondelmodul</text:p>
      <text:p text:style-name="Text_20_body"/>
      <text:p text:style-name="Text_20_body">Ultraschallsender:<text:tab/>6 ringförmig angeordnete Ultraschallemitter</text:p>
      <text:p text:style-name="Text_20_body">Infrarotsender:<text:tab/>6 ringförmig angeordnete Infrarotemitter</text:p>
      <text:p text:style-name="Text_20_body">Motordriver:<text:tab/><text:tab/>Sparkfun Motor Driver 1A Dual TB6612FNG <text:span text:style-name="T3">/*TODO: Link zu <text:tab/><text:tab/><text:tab/><text:tab/><text:tab/>Datasheet/Betriebsanleitung*/</text:span></text:p>
      <text:p text:style-name="Text_20_body">Funkmodul:</text:p>
      <text:p text:style-name="Text_20_body">Mikrocontroller:<text:tab/>ATmega328 auf <text:span text:style-name="T2">DFRduino Pro Mini V1.2 </text:span><text:span text:style-name="T4">/*TODO: Link zu <text:tab/><text:tab/><text:tab/><text:tab/><text:tab/>Datasheet/Betriebsanleitung*/</text:span></text:p>
      <text:p text:style-name="Text_20_body"/>
      <text:p text:style-name="Text_20_body"/>
      <text:p text:style-name="Heading">Basisstation</text:p>
      <text:p text:style-name="Text_20_body"/>
      <text:p text:style-name="Text_20_body">Mikrocontroller:<text:tab/>ATmega328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en </meta:initial-creator>
    <meta:creation-date>2014-03-05T09:32:04</meta:creation-date>
    <dc:date>2014-03-05T11:20:13</dc:date>
    <dc:creator>Eden </dc:creator>
    <meta:editing-duration>PT16M38S</meta:editing-duration>
    <meta:editing-cycles>1</meta:editing-cycles>
    <meta:document-statistic meta:table-count="0" meta:image-count="0" meta:object-count="0" meta:page-count="1" meta:paragraph-count="12" meta:word-count="54" meta:character-count="542" meta:non-whitespace-character-count="487"/>
    <meta:generator>LibreOffice/3.5$Linux_X86_64 LibreOffice_project/350m1$Build-2</meta:generator>
  </office:meta>
</office:document-meta>
</file>